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4" style:family="table-row">
      <style:table-row-properties style:min-row-height="0.515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lways"/>
    </style:style>
    <style:style style:name="Tabla2.A1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 style:writing-mode="lr-tb"/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4" style:family="table-row">
      <style:table-row-properties style:min-row-height="0.515cm" fo:keep-together="always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.A10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.B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.C10" style:family="table-cell">
      <style:table-cell-properties style:vertical-align="middle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text-properties style:font-name="Arial"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4" style:family="paragraph" style:parent-style-name="Standard">
      <style:text-properties style:font-name="Arial" officeooo:rsid="001cac04" officeooo:paragraph-rsid="001cac04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1cac04" officeooo:paragraph-rsid="001cac04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01c67c" officeooo:paragraph-rsid="001cac04" style:font-name-complex="Arial"/>
    </style:style>
    <style:style style:name="P7" style:family="paragraph" style:parent-style-name="Standard">
      <style:paragraph-properties style:snap-to-layout-grid="false"/>
      <style:text-properties style:font-name="Arial" officeooo:rsid="00032410" officeooo:paragraph-rsid="001cac04" style:font-name-complex="Arial"/>
    </style:style>
    <style:style style:name="P8" style:family="paragraph" style:parent-style-name="Standard">
      <style:paragraph-properties style:snap-to-layout-grid="false"/>
      <style:text-properties style:font-name="Arial" officeooo:rsid="00157227" officeooo:paragraph-rsid="001cac04" style:font-name-complex="Arial"/>
    </style:style>
    <style:style style:name="P9" style:family="paragraph" style:parent-style-name="Standard">
      <style:text-properties style:font-name="Arial" fo:font-size="12pt" style:font-size-asian="12pt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style="normal" fo:font-weight="normal" officeooo:rsid="00157227" officeooo:paragraph-rsid="001cac04" style:font-style-asian="normal" style:font-weight-asian="normal" style:font-name-complex="Arial" style:font-weight-complex="normal"/>
    </style:style>
    <style:style style:name="P12" style:family="paragraph" style:parent-style-name="Standard">
      <style:paragraph-properties style:snap-to-layout-grid="false"/>
      <style:text-properties style:font-name="Arial" fo:font-style="normal" officeooo:rsid="001d86e3" officeooo:paragraph-rsid="001d86e3" style:font-style-asian="normal" style:font-name-complex="Arial"/>
    </style:style>
    <style:style style:name="P13" style:family="paragraph" style:parent-style-name="Standard">
      <style:text-properties style:use-window-font-color="true" style:font-name="Arial" fo:font-size="10pt" fo:language="es" fo:country="ES" fo:font-weight="bold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14" style:family="paragraph" style:parent-style-name="Standard">
      <style:paragraph-properties style:snap-to-layout-grid="false"/>
      <style:text-properties style:use-window-font-color="true" style:font-name="Arial" fo:font-size="10pt" fo:language="es" fo:country="ES" fo:font-weight="bold" officeooo:rsid="001cac04" officeooo:paragraph-rsid="001cac04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15" style:family="paragraph" style:parent-style-name="Standard">
      <style:text-properties style:use-window-font-color="true" style:font-name="Arial" fo:font-size="10pt" fo:language="es" fo:country="ES" fo:font-weight="bold" officeooo:rsid="001cac04" officeooo:paragraph-rsid="001cac04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16" style:family="paragraph" style:parent-style-name="Standard">
      <style:paragraph-properties style:snap-to-layout-grid="false"/>
      <style:text-properties style:font-name="Arial" fo:font-weight="normal" officeooo:rsid="001dfa14" officeooo:paragraph-rsid="001dfa14" style:font-weight-asian="normal" style:font-name-complex="Arial" style:font-weight-complex="normal"/>
    </style:style>
    <style:style style:name="P17" style:family="paragraph" style:parent-style-name="Heading_20_1">
      <style:text-properties fo:font-size="12pt" style:font-size-asian="12pt"/>
    </style:style>
    <style:style style:name="P18" style:family="paragraph" style:parent-style-name="Heading_20_1">
      <style:text-properties fo:font-size="12pt" fo:font-weight="normal" style:font-size-asian="12pt" style:font-weight-asian="normal"/>
    </style:style>
    <style:style style:name="P19" style:family="paragraph" style:parent-style-name="Heading_20_3">
      <style:text-properties fo:font-style="normal" style:font-style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7" text:outline-level="1">Actor</text:h>
          </table:table-cell>
          <table:table-cell table:style-name="Tabla1.B1" table:number-columns-spanned="4" office:value-type="string">
            <text:h text:style-name="P19" text:outline-level="3">Personal administrativo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2">ACT-8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1">Descripción</text:p>
          </table:table-cell>
          <table:table-cell table:style-name="Tabla1.B2" table:number-columns-spanned="6" office:value-type="string">
            <text:p text:style-name="P2">Se encarga del funcionamiento del centro de salud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1">Características</text:p>
          </table:table-cell>
          <table:table-cell table:style-name="Tabla1.B3" table:number-columns-spanned="6" office:value-type="string">
            <text:p text:style-name="P16">Se encarga de llevar la gestión de contratos, horarios o agenda y recurs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1">Relaciones</text:p>
          </table:table-cell>
          <table:table-cell table:style-name="Tabla1.B4" table:number-columns-spanned="6" office:value-type="string">
            <text:p text:style-name="P2">Pueden atender pacientes para gestionar citas, y administra los recursos de los distintos miembros del centro médic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1">Referencias</text:p>
          </table:table-cell>
          <table:table-cell table:style-name="Tabla1.B5" table:number-columns-spanned="6" office:value-type="string">
            <text:p text:style-name="P2">CU- Gestión de citas, incidencias técnicas, gestión de dietas, agenda del trabajador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1">Autor</text:p>
          </table:table-cell>
          <table:table-cell table:style-name="Tabla1.B6" office:value-type="string">
            <text:p text:style-name="P11">Grupo 2 de prácticas de FIS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8">28-03-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5">1.0</text:p>
          </table:table-cell>
        </table:table-row>
      </table:table>
      <text:p text:style-name="P9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8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13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13">Nombre</text:p>
          </table:table-cell>
          <table:table-cell table:style-name="Tabla2.B3" office:value-type="string">
            <text:p text:style-name="P2">Nombre del miembro del personal administrativo</text:p>
          </table:table-cell>
          <table:table-cell table:style-name="Tabla2.C3" office:value-type="string">
            <text:p text:style-name="P2">Cadena de caracteres</text:p>
          </table:table-cell>
        </table:table-row>
        <table:table-row table:style-name="Tabla2.4">
          <table:table-cell table:style-name="Tabla2.A4" office:value-type="string">
            <text:p text:style-name="P13">DNI</text:p>
          </table:table-cell>
          <table:table-cell table:style-name="Tabla2.B4" office:value-type="string">
            <text:p text:style-name="P2">Documento Nacional de Identificación</text:p>
          </table:table-cell>
          <table:table-cell table:style-name="Tabla2.C4" office:value-type="string">
            <text:p text:style-name="P2">Cadena de caracteres</text:p>
          </table:table-cell>
        </table:table-row>
        <table:table-row table:style-name="Tabla2.2">
          <table:table-cell table:style-name="Tabla2.A4" office:value-type="string">
            <text:p text:style-name="P15">Teléfono</text:p>
          </table:table-cell>
          <table:table-cell table:style-name="Tabla2.B4" office:value-type="string">
            <text:p text:style-name="P6">Número de tlf de empresa del trabajador</text:p>
          </table:table-cell>
          <table:table-cell table:style-name="Tabla2.C4" office:value-type="string">
            <text:p text:style-name="P4">Cadena de enteros</text:p>
          </table:table-cell>
        </table:table-row>
        <table:table-row table:style-name="Tabla2.2">
          <table:table-cell table:style-name="Tabla2.A6" office:value-type="string">
            <text:p text:style-name="P15">e-mail</text:p>
          </table:table-cell>
          <table:table-cell table:style-name="Tabla2.B6" office:value-type="string">
            <text:p text:style-name="P4">Correo electronico de contacto</text:p>
          </table:table-cell>
          <table:table-cell table:style-name="Tabla2.C6" office:value-type="string">
            <text:p text:style-name="P4">Cadena de caracteres</text:p>
          </table:table-cell>
        </table:table-row>
        <table:table-row table:style-name="Tabla2.2">
          <table:table-cell table:style-name="Tabla2.A6" office:value-type="string">
            <text:p text:style-name="P15">Cuenta del banco</text:p>
          </table:table-cell>
          <table:table-cell table:style-name="Tabla2.B6" office:value-type="string">
            <text:p text:style-name="P7">Cuenta bancaria donde se ingresara el sueldo</text:p>
          </table:table-cell>
          <table:table-cell table:style-name="Tabla2.C6" office:value-type="string">
            <text:p text:style-name="P4">Cadena de enteros</text:p>
          </table:table-cell>
        </table:table-row>
        <table:table-row table:style-name="Tabla2.2">
          <table:table-cell table:style-name="Tabla2.A6" office:value-type="string">
            <text:p text:style-name="P15">Sueldo</text:p>
          </table:table-cell>
          <table:table-cell table:style-name="Tabla2.B6" office:value-type="string">
            <text:p text:style-name="P5">Salario del trabajador</text:p>
          </table:table-cell>
          <table:table-cell table:style-name="Tabla2.C6" office:value-type="string">
            <text:p text:style-name="P4">Double</text:p>
          </table:table-cell>
        </table:table-row>
        <table:table-row table:style-name="Tabla2.2">
          <table:table-cell table:style-name="Tabla2.A6" office:value-type="string">
            <text:p text:style-name="P13">Cargo</text:p>
          </table:table-cell>
          <table:table-cell table:style-name="Tabla2.B6" office:value-type="string">
            <text:p text:style-name="P2">Cargo que desempeña como personal administrativo</text:p>
          </table:table-cell>
          <table:table-cell table:style-name="Tabla2.C6" office:value-type="string">
            <text:p text:style-name="P4">Cadena de caracteres</text:p>
          </table:table-cell>
        </table:table-row>
        <table:table-row table:style-name="Tabla2.4">
          <table:table-cell table:style-name="Tabla2.A10" office:value-type="string">
            <text:p text:style-name="P14">N.º de trabajador</text:p>
          </table:table-cell>
          <table:table-cell table:style-name="Tabla2.B10" office:value-type="string">
            <text:p text:style-name="P5">Código personal del trabajador en la empresa</text:p>
          </table:table-cell>
          <table:table-cell table:style-name="Tabla2.C10" office:value-type="string">
            <text:p text:style-name="P5">Cadena de enteros</text:p>
          </table:table-cell>
        </table:table-row>
      </table:table>
      <text:p text:style-name="P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9">Comentarios</text:p>
          </table:table-cell>
        </table:table-row>
        <table:table-row table:style-name="Tabla3.2">
          <table:table-cell table:style-name="Tabla3.A2" office:value-type="string">
            <text:p text:style-name="P10"/>
          </table:table-cell>
        </table:table-row>
      </table:table>
      <text:p text:style-name="P3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dc:subject/>
    <meta:keyword/>
    <meta:initial-creator>Francisco Luis Gutierrez Vela</meta:initial-creator>
    <meta:creation-date>2018-04-03T12:26:00</meta:creation-date>
    <dc:date>2018-04-08T18:33:35.181368943</dc:date>
    <meta:editing-cycles>5</meta:editing-cycles>
    <meta:editing-duration>PT12M21S</meta:editing-duration>
    <meta:generator>LibreOffice/5.4.5.1$Linux_X86_64 LibreOffice_project/40m0$Build-1</meta:generator>
    <meta:document-statistic meta:table-count="3" meta:image-count="0" meta:object-count="0" meta:page-count="1" meta:paragraph-count="46" meta:word-count="152" meta:character-count="1016" meta:non-whitespace-character-count="910"/>
  </office:meta>
</office:document-meta>
</file>